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umber-of-good-pairs/" text:style-name="Internet_20_link" text:visited-style-name="Visited_20_Internet_20_Link"><text:span text:style-name="T1">1512. Number of Good Pairs</text:span></text:a></text:p>
      <text:section text:style-name="Sect1" text:name="headlessui-popover-button-:r1v:">
        <text:p text:style-name="Standard"/>
      </text:section>
      <text:section text:style-name="Sect1" text:name="headlessui-popover-button-:rf:">
        <text:p text:style-name="Standard"/>
      </text:section>
      <text:p text:style-name="P3">Easy</text:p>
      <text:p text:style-name="P3">4.3K</text:p>
      <text:p text:style-name="P3">204</text:p>
      <text:section text:style-name="Sect1" text:name="headlessui-popover-button-:rj:">
        <text:p text:style-name="Standard"/>
      </text:section>
      <text:section text:style-name="Sect1" text:name="headlessui-popover-button-:rl:">
        <text:p text:style-name="Standard"/>
      </text:section>
      <text:p text:style-name="P4">Companies</text:p>
      <text:p text:style-name="P5"><text:span text:style-name="T1">Given an array of integers </text:span><text:span text:style-name="Source_20_Text"><text:span text:style-name="T2">nums</text:span></text:span><text:span text:style-name="T1">, return </text:span><text:span text:style-name="Emphasis"><text:span text:style-name="T1">the number of </text:span></text:span><text:span text:style-name="Emphasis"><text:span text:style-name="Strong_20_Emphasis"><text:span text:style-name="T1">good pairs</text:span></text:span></text:span><text:span text:style-name="T1">.</text:span></text:p>
      <text:p text:style-name="P5"><text:span text:style-name="T1">A pair </text:span><text:span text:style-name="Source_20_Text"><text:span text:style-name="T2">(i, j)</text:span></text:span><text:span text:style-name="T1"> is called </text:span><text:span text:style-name="Emphasis"><text:span text:style-name="T1">good</text:span></text:span><text:span text:style-name="T1"> if </text:span><text:span text:style-name="Source_20_Text"><text:span text:style-name="T2">nums[i] == nums[j]</text:span></text:span><text:span text:style-name="T1"> and </text:span><text:span text:style-name="Source_20_Text"><text:span text:style-name="T2">i</text:span></text:span><text:span text:style-name="T1"> &lt; </text:span><text:span text:style-name="Source_20_Text"><text:span text:style-name="T2">j</text:span></text:span><text:span text:style-name="T1">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3,1,1,3]</text:span></text:p>
      <text:p text:style-name="P2"><text:span text:style-name="Strong_20_Emphasis"><text:span text:style-name="T1">Output:</text:span></text:span><text:span text:style-name="T1"> 4</text:span></text:p>
      <text:p text:style-name="P1"><text:span text:style-name="Strong_20_Emphasis"><text:span text:style-name="T1">Explanation:</text:span></text:span><text:span text:style-name="T1"> There are 4 good pairs (0,3), (0,4), (3,4), (2,5) 0-indexed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,1,1,1]</text:span></text:p>
      <text:p text:style-name="P2"><text:span text:style-name="Strong_20_Emphasis"><text:span text:style-name="T1">Output:</text:span></text:span><text:span text:style-name="T1"> 6</text:span></text:p>
      <text:p text:style-name="P1"><text:span text:style-name="Strong_20_Emphasis"><text:span text:style-name="T1">Explanation:</text:span></text:span><text:span text:style-name="T1"> Each pair in the array are </text:span><text:span text:style-name="Emphasis"><text:span text:style-name="T1">good</text:span></text:span><text:span text:style-name="T1">.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1,2,3]</text:span></text:p>
      <text:p text:style-name="P1"><text:span text:style-name="Strong_20_Emphasis"><text:span text:style-name="T1">Output:</text:span></text:span><text:span text:style-name="T1"> 0</text:span></text:p>
      <text:p text:style-name="P6"> </text:p>
      <text:p text:style-name="P5"><text:span text:style-name="Strong_20_Emphasis"><text:span text:style-name="T1">Constraints:</text:span></text:span></text:p>
      <text:list xml:id="list2606759241" text:style-name="L1">
        <text:list-item>
          <text:p text:style-name="P7"><text:span text:style-name="Source_20_Text"><text:span text:style-name="T2">1 &lt;= nums.length &lt;= 100</text:span></text:span></text:p>
        </text:list-item>
        <text:list-item>
          <text:p text:style-name="P8"><text:span text:style-name="Source_20_Text"><text:span text:style-name="T2">1 &lt;= nums[i]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22:09:57.467000000</dc:date>
    <meta:editing-duration>PT8S</meta:editing-duration>
    <meta:editing-cycles>1</meta:editing-cycles>
    <meta:document-statistic meta:table-count="0" meta:image-count="0" meta:object-count="0" meta:page-count="1" meta:paragraph-count="23" meta:word-count="92" meta:character-count="476" meta:non-whitespace-character-count="405"/>
    <meta:generator>LibreOffice/7.2.2.2$Windows_X86_64 LibreOffice_project/02b2acce88a210515b4a5bb2e46cbfb63fe97d56</meta:generator>
  </office:meta>
</office:document-meta>
</file>